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istableBeanFactoryTests.getCountForFactor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stableBeanFactoryTests.getDefinitionsForNoSuch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stableBeanFactoryTests.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ableBeanFactoryTests.getListableBean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stableBeanFactoryTests.contains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stableBeanFactoryTests.assertTestBean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ListableBeanFactoryTests.assert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